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4.952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4.4583in"/>
    </style:style>
    <style:style style:name="co23" style:family="table-column">
      <style:table-column-properties fo:break-before="auto" style:column-width="1.322in"/>
    </style:style>
    <style:style style:name="co24" style:family="table-column">
      <style:table-column-properties fo:break-before="auto" style:column-width="4.5028in"/>
    </style:style>
    <style:style style:name="co25" style:family="table-column">
      <style:table-column-properties fo:break-before="auto" style:column-width="0.9398in"/>
    </style:style>
    <style:style style:name="co26" style:family="table-column">
      <style:table-column-properties fo:break-before="auto" style:column-width="1.6291in"/>
    </style:style>
    <style:style style:name="co27" style:family="table-column">
      <style:table-column-properties fo:break-before="auto" style:column-width="3.4839in"/>
    </style:style>
    <style:style style:name="co28" style:family="table-column">
      <style:table-column-properties fo:break-before="auto" style:column-width="4.7709in"/>
    </style:style>
    <style:style style:name="co29" style:family="table-column">
      <style:table-column-properties fo:break-before="auto" style:column-width="0.4283in"/>
    </style:style>
    <style:style style:name="co30" style:family="table-column">
      <style:table-column-properties fo:break-before="auto" style:column-width="5.0953in"/>
    </style:style>
    <style:style style:name="co31" style:family="table-column">
      <style:table-column-properties fo:break-before="auto" style:column-width="0.2752in"/>
    </style:style>
    <style:style style:name="co32" style:family="table-column">
      <style:table-column-properties fo:break-before="auto" style:column-width="4.572in"/>
    </style:style>
    <style:style style:name="co33" style:family="table-column">
      <style:table-column-properties fo:break-before="auto" style:column-width="5.2264in"/>
    </style:style>
    <style:style style:name="co34" style:family="table-column">
      <style:table-column-properties fo:break-before="auto" style:column-width="1.1055in"/>
    </style:style>
    <style:style style:name="co35" style:family="table-column">
      <style:table-column-properties fo:break-before="auto" style:column-width="1.6008in"/>
    </style:style>
    <style:style style:name="co36" style:family="table-column">
      <style:table-column-properties fo:break-before="auto" style:column-width="1.0217in"/>
    </style:style>
    <style:style style:name="co37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9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19" table:default-cell-style-name="ce131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700F Tray + Fan</text:p>
          </table:table-cell>
          <table:table-cell table:style-name="ce204" office:value-type="float" office:value="2565000" calcext:value-type="float">
            <text:p>2,565,000 </text:p>
          </table:table-cell>
          <table:table-cell table:style-name="ce168" office:value-type="float" office:value="1449000" calcext:value-type="float">
            <text:p>1,449,000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77" office:value-type="string" calcext:value-type="string">
            <text:p>Zotac Gaming GeForce RTX 3050 Solo 8GB GDDR6</text:p>
          </table:table-cell>
          <table:table-cell table:style-name="ce131" office:value-type="float" office:value="3349000" calcext:value-type="float">
            <text:p>3,349,000</text:p>
          </table:table-cell>
          <table:table-cell table:style-name="ce204" office:value-type="float" office:value="2665000" calcext:value-type="float">
            <text:p>2,665,000 </text:p>
          </table:table-cell>
          <table:table-cell table:style-name="ce148" office:value-type="string" calcext:value-type="string">
            <text:p>PALIT GeForce RTX 3050 StormX 6GB GDDR6</text:p>
          </table:table-cell>
          <table:table-cell table:style-name="ce180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/>
          <table:table-cell table:style-name="Default" table:number-columns-repeated="2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2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Bugdet.D66]-[Bugdet.D68]-[Bugdet.D69]-[Bugdet.D63]" office:value-type="float" office:value="10831100" calcext:value-type="float">
            <text:p>10,831,100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Bugdet.D63]" office:value-type="float" office:value="13248000" calcext:value-type="float">
            <text:p>13,24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99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99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Asrock B650M Pro RS</text:p>
          </table:table-cell>
          <table:table-cell table:style-name="ce204" office:value-type="float" office:value="2430000" calcext:value-type="float">
            <text:p>2,4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Ryzen 7 8600G Box</text:p>
          </table:table-cell>
          <table:table-cell table:style-name="ce204" office:value-type="float" office:value="2990000" calcext:value-type="float">
            <text:p>2,9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Kingston Fury Beast 16GB DDR5 – 5200MHz</text:p>
          </table:table-cell>
          <table:table-cell table:style-name="ce169" office:value-type="float" office:value="789000" calcext:value-type="float">
            <text:p>789,000 </text:p>
          </table:table-cell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 office:value-type="string" calcext:value-type="string">
            <text:p>onboard</text:p>
          </table:table-cell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FSP HV PRO 550W 85 Plus power supply</text:p>
          </table:table-cell>
          <table:table-cell table:style-name="ce204" office:value-type="float" office:value="695000" calcext:value-type="float">
            <text:p>69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SKYWORTH H27G30Q 27" IPS 1440p 2K QHD 180Hz 5ms HDMI 2.0 DP 1.4 Adaptive Sync HDR10</text:p>
          </table:table-cell>
          <table:table-cell table:style-name="ce206" office:value-type="float" office:value="2470000" calcext:value-type="float">
            <text:p>2,47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old RK G68</text:p>
          </table:table-cell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77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10324000" calcext:value-type="float">
            <text:p>10,32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10628000" calcext:value-type="float">
            <text:p>10,628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Ryzen 5 5600G</text:p>
          </table:table-cell>
          <table:table-cell table:style-name="ce204" office:value-type="float" office:value="1995001" calcext:value-type="float">
            <text:p>1,995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 table:number-columns-repeated="1638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onboard</text:p>
          </table:table-cell>
          <table:table-cell table:style-name="ce169"/>
          <table:table-cell table:number-columns-repeated="1638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number-columns-repeated="1637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Viewsonic Vx2479 HD Pro</text:p>
          </table:table-cell>
          <table:table-cell table:style-name="ce206" office:value-type="float" office:value="1750000" calcext:value-type="float">
            <text:p>1,75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18" office:value-type="string" calcext:value-type="string">
            <text:p>Hose Genius Middle Tower Black RGB</text:p>
          </table:table-cell>
          <table:table-cell table:style-name="ce97" office:value-type="float" office:value="500000" calcext:value-type="float">
            <text:p>500,000 </text:p>
          </table:table-cell>
          <table:table-cell table:number-columns-repeated="1638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Gamen Titan Elite Switch</text:p>
          </table:table-cell>
          <table:table-cell table:style-name="ce207" office:value-type="float" office:value="227900" calcext:value-type="float">
            <text:p>227,900 </text:p>
          </table:table-cell>
          <table:table-cell table:style-name="ce166"/>
          <table:table-cell table:number-columns-repeated="1637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98" office:value-type="float" office:value="439000" calcext:value-type="float">
            <text:p>439,000 </text:p>
          </table:table-cell>
          <table:table-cell table:style-name="ce166"/>
          <table:table-cell table:number-columns-repeated="1637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77"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95"/>
          <table:table-cell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ce191"/>
          <table:table-cell table:number-columns-repeated="1637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7740702" calcext:value-type="float">
            <text:p>7,740,702 </text:p>
          </table:table-cell>
          <table:table-cell table:style-name="ce191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7704000" calcext:value-type="float">
            <text:p>7,704,000 </text:p>
          </table:table-cell>
          <table:table-cell table:style-name="ce191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3"/>
          <table:table-cell table:style-name="ce191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20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1632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uper Budget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48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ce177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48" office:value-type="string" calcext:value-type="string">
            <text:p>AMD AM4 Ryzen 5 4600G</text:p>
          </table:table-cell>
          <table:table-cell table:style-name="ce204" office:value-type="float" office:value="1600000" calcext:value-type="float">
            <text:p>1,600,000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ce177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ce177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48"/>
          <table:table-cell table:style-name="ce204"/>
          <table:table-cell/>
          <table:table-cell table:style-name="ce177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77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/>
          <table:table-cell table:style-name="ce204"/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ce177"/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3"/>
          <table:table-cell table:style-name="ce177"/>
          <table:table-cell table:style-name="ce100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ce177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7"/>
          <table:table-cell table:style-name="ce177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7"/>
          <table:table-cell table:style-name="ce177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, no VGA</text:p>
          </table:table-cell>
          <table:table-cell table:style-name="ce245" table:formula="of:=SUM([.D4:.D16])-[superbudget.D66]-[superbudget.D68]-[superbudget.D69]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With keyboard, Mouse, Monitor, no VGA</text:p>
          </table:table-cell>
          <table:table-cell table:style-name="ce244" table:formula="of:=SUM([.D4:.D17])-[superbudget.D63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16320"/>
        </table:table-row>
        <table:table-row table:style-name="ro2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5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1632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228"/>
          <table:table-cell table:style-name="ce169"/>
          <table:table-cell/>
          <table:table-cell table:style-name="ce148" office:value-type="string" calcext:value-type="string">
            <text:p>Patriot Viper Steel RGB DDR4 8GB (1x8GB) 3200 Mhz - PVSR48G320C8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01"/>
          <table:table-cell table:style-name="ce204"/>
          <table:table-cell/>
          <table:table-cell table:style-name="ce155" office:value-type="string" calcext:value-type="string">
            <text:p>Zotac GeForce RTX 3050 8 GB 128 Bit GDDR6 - Solo </text:p>
          </table:table-cell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5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95"/>
          <table:table-cell table:number-columns-repeated="2"/>
          <table:table-cell table:style-name="ce177"/>
          <table:table-cell table:style-name="ce169" office:value-type="float" office:value="3000000" calcext:value-type="float">
            <text:p>3,000,000 </text:p>
          </table:table-cell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01"/>
          <table:table-cell table:style-name="ce20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9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230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95"/>
          <table:table-cell table:number-columns-repeated="3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231" table:number-columns-repeated="2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table:style-name="ce95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4:.D11])-[.D10]" office:value-type="float" office:value="3733801" calcext:value-type="float">
            <text:p>3,733,801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4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4"/>
          <table:table-cell table:style-name="ce149" table:number-columns-repeated="2"/>
          <table:table-cell table:style-name="ce205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style-name="ce148"/>
          <table:table-cell table:style-name="ce204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94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45"/>
          <table:table-cell table:style-name="ce155"/>
          <table:table-cell table:style-name="ce169"/>
          <table:table-cell table:number-columns-repeated="16380"/>
        </table:table-row>
        <table:table-row table:style-name="ro2">
          <table:table-cell table:style-name="ce183"/>
          <table:table-cell table:style-name="ce150"/>
          <table:table-cell table:number-columns-repeated="3"/>
          <table:table-cell table:style-name="ce177"/>
          <table:table-cell table:number-columns-repeated="16378"/>
        </table:table-row>
        <table:table-row table:style-name="ro2">
          <table:table-cell table:style-name="ce183"/>
          <table:table-cell table:style-name="ce150"/>
          <table:table-cell table:number-columns-repeated="16382"/>
        </table:table-row>
        <table:table-row table:style-name="ro2">
          <table:table-cell table:style-name="ce183"/>
          <table:table-cell/>
          <table:table-cell table:style-name="ce192"/>
          <table:table-cell table:style-name="ce206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18"/>
          <table:table-cell table:style-name="ce97"/>
          <table:table-cell table:number-columns-repeated="16380"/>
        </table:table-row>
        <table:table-row table:style-name="ro2">
          <table:table-cell table:style-name="ce183"/>
          <table:table-cell table:style-name="ce152"/>
          <table:table-cell table:style-name="ce158"/>
          <table:table-cell table:style-name="ce207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2"/>
          <table:table-cell/>
          <table:table-cell table:style-name="ce98"/>
          <table:table-cell table:style-name="ce204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177" table:number-columns-repeated="3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 table:style-name="ce95"/>
          <table:table-cell/>
          <table:table-cell table:style-name="ce177"/>
          <table:table-cell table:number-columns-repeated="1637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 table:number-rows-repeated="4">
          <table:table-cell table:style-name="ce183"/>
          <table:table-cell table:style-name="ce151"/>
          <table:table-cell table:number-columns-repeated="2"/>
          <table:table-cell table:style-name="ce177"/>
          <table:table-cell table:number-columns-repeated="16379"/>
        </table:table-row>
        <table:table-row table:style-name="ro2" table:number-rows-repeated="2">
          <table:table-cell table:style-name="ce183"/>
          <table:table-cell table:style-name="ce151"/>
          <table:table-cell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63"/>
          <table:table-cell table:style-name="ce245"/>
          <table:table-cell table:style-name="ce177"/>
          <table:table-cell table:number-columns-repeated="16379"/>
        </table:table-row>
        <table:table-row table:style-name="ro2">
          <table:table-cell table:style-name="ce184"/>
          <table:table-cell table:style-name="ce151"/>
          <table:table-cell table:style-name="ce150"/>
          <table:table-cell table:style-name="ce245"/>
          <table:table-cell table:style-name="ce177"/>
          <table:table-cell table:number-columns-repeated="16379"/>
        </table:table-row>
        <table:table-row table:style-name="ro2" table:number-rows-repeated="11">
          <table:table-cell/>
          <table:table-cell table:style-name="ce177" table:number-columns-repeated="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7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1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 table:number-rows-repeated="4">
          <table:table-cell table:style-name="ce145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06"/>
        <table:table-column table:style-name="co26" table:default-cell-style-name="ce112"/>
        <table:table-column table:style-name="co27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8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4" table:default-cell-style-name="ce118"/>
        <table:table-column table:style-name="co2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9" table:default-cell-style-name="Default"/>
        <table:table-column table:style-name="co30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6">
        <table:table-column table:style-name="co31" table:default-cell-style-name="ce177"/>
        <table:table-column table:style-name="co32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4" table:default-cell-style-name="Default"/>
        <table:table-column table:style-name="co5" table:number-columns-repeated="5" table:default-cell-style-name="Default"/>
        <table:table-column table:style-name="co35" table:default-cell-style-name="Default"/>
        <table:table-column table:style-name="co36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7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1T20:23:52.454461085</dc:date>
    <meta:editing-duration>P19DT10H20M32S</meta:editing-duration>
    <meta:editing-cycles>989</meta:editing-cycles>
    <meta:generator>LibreOffice/24.8.4.2$Linux_X86_64 LibreOffice_project/480$Build-2</meta:generator>
    <meta:document-statistic meta:table-count="18" meta:cell-count="1318" meta:object-count="0"/>
  </office:meta>
</office:document-meta>
</file>